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Na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56343663517076" calcext:value-type="float">
            <text:p>0.035634366351707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56390380160569" calcext:value-type="float">
            <text:p>0.0356390380160569</text:p>
          </table:table-cell>
          <table:table-cell/>
          <table:table-cell office:value-type="float" office:value="0.0388727080399845" calcext:value-type="float">
            <text:p>0.038872708039984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56779782063259" calcext:value-type="float">
            <text:p>0.0356779782063259</text:p>
          </table:table-cell>
          <table:table-cell/>
          <table:table-cell office:value-type="float" office:value="0.0382830753195885" calcext:value-type="float">
            <text:p>0.038283075319588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55573711467007" calcext:value-type="float">
            <text:p>0.0355573711467007</text:p>
          </table:table-cell>
          <table:table-cell office:value-type="float" office:value="0.0391395243204269" calcext:value-type="float">
            <text:p>0.0391395243204269</text:p>
          </table:table-cell>
          <table:table-cell office:value-type="float" office:value="0.0375681703025011" calcext:value-type="float">
            <text:p>0.03756817030250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55892969685544" calcext:value-type="float">
            <text:p>0.0355892969685544</text:p>
          </table:table-cell>
          <table:table-cell/>
          <table:table-cell office:value-type="float" office:value="0.0366558479086359" calcext:value-type="float">
            <text:p>0.036655847908635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56578263033958" calcext:value-type="float">
            <text:p>0.0356578263033958</text:p>
          </table:table-cell>
          <table:table-cell/>
          <table:table-cell office:value-type="float" office:value="0.0351637480694" calcext:value-type="float">
            <text:p>0.035163748069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57331310164276" calcext:value-type="float">
            <text:p>0.0357331310164276</text:p>
          </table:table-cell>
          <table:table-cell/>
          <table:table-cell office:value-type="float" office:value="0.0350712029991106" calcext:value-type="float">
            <text:p>0.035071202999110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56284006781754" calcext:value-type="float">
            <text:p>0.0356284006781754</text:p>
          </table:table-cell>
          <table:table-cell/>
          <table:table-cell office:value-type="float" office:value="0.0377676071266974" calcext:value-type="float">
            <text:p>0.037767607126697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356067484075768" calcext:value-type="float">
            <text:p>0.0356067484075768</text:p>
          </table:table-cell>
          <table:table-cell/>
          <table:table-cell office:value-type="float" office:value="0.0356067484075768" calcext:value-type="float">
            <text:p>0.035606748407576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56809621772479" calcext:value-type="float">
            <text:p>0.0356809621772479</text:p>
          </table:table-cell>
          <table:table-cell/>
          <table:table-cell office:value-type="float" office:value="0.0363092706177594" calcext:value-type="float">
            <text:p>0.0363092706177594</text:p>
          </table:table-cell>
          <table:table-cell office:value-type="float" office:value="0.0350877715558356" calcext:value-type="float">
            <text:p>0.03508777155583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0368588996242961" calcext:value-type="float">
            <text:p>0.0368588996242961</text:p>
          </table:table-cell>
          <table:table-cell office:value-type="float" office:value="0.0347509416734133" calcext:value-type="float">
            <text:p>0.03475094167341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0.037604071174014" calcext:value-type="float">
            <text:p>0.0376040711740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.0340520845996906" calcext:value-type="float">
            <text:p>0.0340520845996906</text:p>
          </table:table-cell>
          <table:table-cell office:value-type="float" office:value="0.0353804159141653" calcext:value-type="float">
            <text:p>0.03538041591416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float" office:value="0.0338029793108838" calcext:value-type="float">
            <text:p>0.03380297931088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0339837358886595" calcext:value-type="float">
            <text:p>0.0339837358886595</text:p>
          </table:table-cell>
          <table:table-cell office:value-type="float" office:value="0.0326159076045144" calcext:value-type="float">
            <text:p>0.03261590760451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0.0324015186139481" calcext:value-type="float">
            <text:p>0.0324015186139481</text:p>
          </table:table-cell>
          <table:table-cell office:value-type="float" office:value="0.0341590064337139" calcext:value-type="float">
            <text:p>0.03415900643371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0.0322885185740253" calcext:value-type="float">
            <text:p>0.032288518574025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0.0370265634402098" calcext:value-type="float">
            <text:p>0.037026563440209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.0314682014118712" calcext:value-type="float">
            <text:p>0.031468201411871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57963720530605" calcext:value-type="float">
            <text:p>0.0357963720530605</text:p>
          </table:table-cell>
          <table:table-cell office:value-type="float" office:value="0.0328605157203013" calcext:value-type="float">
            <text:p>0.0328605157203013</text:p>
          </table:table-cell>
          <table:table-cell office:value-type="float" office:value="0.0305514206603892" calcext:value-type="float">
            <text:p>0.030551420660389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35746309943457" calcext:value-type="float">
            <text:p>0.035746309943457</text:p>
          </table:table-cell>
          <table:table-cell office:value-type="float" office:value="0.0315053659105412" calcext:value-type="float">
            <text:p>0.0315053659105412</text:p>
          </table:table-cell>
          <table:table-cell office:value-type="float" office:value="0.0303567961316421" calcext:value-type="float">
            <text:p>0.0303567961316421</text:p>
          </table:table-cell>
          <table:table-cell office:value-type="float" office:value="0.033836082017491" calcext:value-type="float">
            <text:p>0.0338360820174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.0332718341571345" calcext:value-type="float">
            <text:p>0.0332718341571345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358951389322588" calcext:value-type="float">
            <text:p>0.035895138932258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56:52.055331541</meta:creation-date>
    <dc:date>2024-02-20T21:41:56.201849381</dc:date>
    <meta:editing-duration>PT26M58S</meta:editing-duration>
    <meta:editing-cycles>2</meta:editing-cycles>
    <meta:generator>LibreOffice/24.2.0.3$Linux_X86_64 LibreOffice_project/da48488a73ddd66ea24cf16bbc4f7b9c08e9bea1</meta:generator>
    <meta:document-statistic meta:table-count="1" meta:cell-count="72" meta:object-count="0"/>
  </office:meta>
</office:document-meta>
</file>